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heet1.xml" manifest:media-type="text/xml"/>
  <manifest:file-entry manifest:full-path="Basic/VBAProject/Sheet3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89.21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60.84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14.09pt" fo:break-before="auto" style:use-optimal-row-height="true"/>
    </style:style>
    <style:style style:name="ro14" style:family="table-row">
      <style:table-row-properties style:row-height="30.76pt" fo:break-before="auto" style:use-optimal-row-height="false"/>
    </style:style>
    <style:style style:name="ro15" style:family="table-row">
      <style:table-row-properties style:row-height="54pt" fo:break-before="auto" style:use-optimal-row-height="false"/>
    </style:style>
    <style:style style:name="ro16" style:family="table-row">
      <style:table-row-properties style:row-height="220.51pt" fo:break-before="auto" style:use-optimal-row-height="false"/>
    </style:style>
    <style:style style:name="ro17" style:family="table-row">
      <style:table-row-properties style:row-height="98.25pt" fo:break-before="auto" style:use-optimal-row-height="false"/>
    </style:style>
    <style:style style:name="ro18" style:family="table-row">
      <style:table-row-properties style:row-height="114.01pt" fo:break-before="auto" style:use-optimal-row-height="false"/>
    </style:style>
    <style:style style:name="ro19" style:family="table-row">
      <style:table-row-properties style:row-height="123.76pt" fo:break-before="auto" style:use-optimal-row-height="false"/>
    </style:style>
    <style:style style:name="ro20" style:family="table-row">
      <style:table-row-properties style:row-height="150.01pt" fo:break-before="auto" style:use-optimal-row-height="false"/>
    </style:style>
    <style:style style:name="ro21" style:family="table-row">
      <style:table-row-properties style:row-height="139.41pt" fo:break-before="auto" style:use-optimal-row-height="false"/>
    </style:style>
    <style:style style:name="ro22" style:family="table-row">
      <style:table-row-properties style:row-height="55.5pt" fo:break-before="auto" style:use-optimal-row-height="false"/>
    </style:style>
    <style:style style:name="ro23" style:family="table-row">
      <style:table-row-properties style:row-height="29.11pt" fo:break-before="auto" style:use-optimal-row-height="true"/>
    </style:style>
    <style:style style:name="ro24" style:family="table-row">
      <style:table-row-properties style:row-height="55.56pt" fo:break-before="auto" style:use-optimal-row-height="true"/>
    </style:style>
    <style:style style:name="ro25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67" style:family="table-cell" style:parent-style-name="Default">
      <style:table-cell-properties fo:background-color="#faa61a"/>
    </style:style>
    <style:style style:name="ce184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9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86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9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88" style:family="table-cell" style:parent-style-name="Default">
      <style:table-cell-properties fo:background-color="transparent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style-complex="normal" style:font-relief="none" style:font-weight-complex="normal" style:font-size-complex="11pt" style:font-name-complex="Calibri" style:language-complex="hi" style:country-complex="IN" fo:language="en" fo:country="SG" fo:text-shadow="none" fo:font-style="normal" style:text-underline-style="none" style:text-underline-color="font-color" fo:font-size="11pt" fo:color="#000000" style:font-size-asian="11pt" style:font-name="Calibri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3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relief="none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4" style:family="text">
      <style:text-properties fo:font-weight="normal" style:font-style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 fo:font-size="11pt" style:font-weight-complex="normal" style:language-asian="zh" style:country-asian="CN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style:font-name="Calibri"/>
    </style:style>
    <style:style style:name="T15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9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4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9" office:value-type="string" calcext:value-type="string">
            <text:p>TOPIC</text:p>
          </table:table-cell>
          <table:table-cell table:style-name="ce86" office:value-type="string" calcext:value-type="string">
            <text:p>SERVICE</text:p>
          </table:table-cell>
          <table:table-cell table:style-name="ce89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2"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table:style-name="ce52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table:style-name="ce52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table:style-name="ce52"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table:style-name="ce52"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table:style-name="ce52"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table:style-name="ce52"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52"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92"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table:style-name="ce52"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table:style-name="ce52"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table:style-name="ce52"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table:style-name="ce52"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table:style-name="ce52"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table:style-name="ce52"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table:style-name="ce52"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table:style-name="ce52"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table:style-name="ce52"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3" calcext:value-type="float">
            <text:p>63</text:p>
          </table:table-cell>
          <table:table-cell table:style-name="ce52"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4" calcext:value-type="float">
            <text:p>64</text:p>
          </table:table-cell>
          <table:table-cell table:style-name="ce52"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5" calcext:value-type="float">
            <text:p>65</text:p>
          </table:table-cell>
          <table:table-cell table:style-name="ce52"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table:style-name="ce52"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table:style-name="ce92"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table:style-name="ce92"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table:style-name="ce52"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72" calcext:value-type="float">
            <text:p>72</text:p>
          </table:table-cell>
          <table:table-cell table:style-name="ce52"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73" calcext:value-type="float">
            <text:p>73</text:p>
          </table:table-cell>
          <table:table-cell table:style-name="ce52"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table:style-name="ce52"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table:style-name="ce52"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table:style-name="ce52"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table:style-name="ce52"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table:style-name="ce52"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table:style-name="ce52"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table:style-name="ce52"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52"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2"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52"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98" calcext:value-type="float">
            <text:p>98</text:p>
          </table:table-cell>
          <table:table-cell table:style-name="ce52"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9" calcext:value-type="float">
            <text:p>99</text:p>
          </table:table-cell>
          <table:table-cell table:style-name="ce52"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 Plan" table:style-name="ta4">
        <office:forms form:automatic-focus="false" form:apply-design-mode="false"/>
        <table:table-column table:style-name="co13" table:default-cell-style-name="ce94"/>
        <table:table-column table:style-name="co14" table:default-cell-style-name="Default"/>
        <table:table-column table:style-name="co15" table:default-cell-style-name="Default"/>
        <table:table-column table:style-name="co16" table:default-cell-style-name="ce94"/>
        <table:table-column table:style-name="co17" table:default-cell-style-name="ce94"/>
        <table:table-column table:style-name="co18" table:default-cell-style-name="Default"/>
        <table:table-column table:style-name="co19" table:default-cell-style-name="ce94"/>
        <table:table-row table:style-name="ro13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</table:table-row>
        <table:table-row table:style-name="ro14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 table:number-columns-repeated="2"/>
        </table:table-row>
        <table:table-row table:style-name="ro15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  <table:table-cell/>
        </table:table-row>
        <table:table-row table:style-name="ro16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94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7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9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94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94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94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94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94" office:value-type="string" calcext:value-type="string">
            <text:p>data: "WaitState: Not waiting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94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6 status topics On actual robot.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94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/>
          <table:table-cell table:style-name="ce94" table:number-columns-repeated="2"/>
          <table:table-cell table:number-columns-repeated="2"/>
          <table:table-cell table:style-name="ce94"/>
          <table:table-cell office:value-type="string" calcext:value-type="string">
            <text:p>Pass on 3 Dec </text:p>
          </table:table-cell>
        </table:table-row>
        <table:table-row table:style-name="ro20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94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94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94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94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94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94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94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arclSendText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94" office:value-type="string" calcext:value-type="string">
            <text:p/>
            <text:p>running command</text:p>
            <text:p>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figAdd service on actual robot. (a new config has to be started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94" office:value-type="string" calcext:value-type="string">
            <text:p>Running command</text:p>
            <text:p>Added 'test test' to the config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figParse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94" office:value-type="string" calcext:value-type="string">
            <text:p><text:span text:style-name="T11">running command</text:span></text:p>
            <text:p>Will parse config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94" office:value-type="string" calcext:value-type="string">
            <text:p>running command</text:p>
            <text:p>New config starting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nectOutgoing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94" office:value-type="string" calcext:value-type="string">
            <text:p>running command</text:p>
            <text:p>Outgoing socket connected to 168.3.201.122 7171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94" office:value-type="string" calcext:value-type="string">
            <text:p>Created info for 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94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echo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94" office:value-type="string" calcext:value-type="string">
            <text:p>running command</text:p>
            <text:p>Echo is off.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94" office:value-type="string" calcext:value-type="string">
            <text:p>running command</text:p>
            <text:p>EStop pressed cannot enable motors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extIOAdd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94" office:value-type="string" calcext:value-type="string">
            <text:p>running command</text:p>
            <text:p>extIOAdd: name added with 1 input(s) and 1 output(s)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</text:p>
            <text:p/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Local</text:p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94" office:value-type="string" calcext:value-type="string">
            <text:p>extIOInputUpdate: input name updated with 0x2 from 2</text:p>
          </table:table-cell>
          <table:table-cell office:value-type="string" calcext:value-type="string">
            <text:p>passed on 4 dec 10:07am</text:p>
          </table:table-cell>
        </table:table-row>
        <table:table-row table:style-name="ro18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 </text:span>a specific bit in the external digital input set has been updated</text:p>
          </table:table-cell>
          <table:table-cell table:style-name="ce94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ed on 4 dec 10:14am</text:p>
          </table:table-cell>
        </table:table-row>
        <table:table-row table:style-name="ro18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94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ed on 4 dec 10:16am</text:p>
          </table:table-cell>
        </table:table-row>
        <table:table-row table:style-name="ro18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94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ed on 4 dec 10:19am</text:p>
          </table:table-cell>
        </table:table-row>
        <table:table-row table:style-name="ro18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</text:span> a specific bit in the external I/O set has been updated</text:p>
          </table:table-cell>
          <table:table-cell table:style-name="ce94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ed on 4 dec 10:23am</text:p>
          </table:table-cell>
        </table:table-row>
        <table:table-row table:style-name="ro18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1">In third terminal window, it should show that</text:span> a specific byte in the named external digital output device has been updated</text:p>
          </table:table-cell>
          <table:table-cell table:style-name="ce94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ed on 4 dec 10:27am</text:p>
          </table:table-cell>
        </table:table-row>
        <table:table-row table:style-name="ro18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94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94" office:value-type="string" calcext:value-type="string">
            <text:p>extIORemove: name removed</text:p>
          </table:table-cell>
          <table:table-cell office:value-type="string" calcext:value-type="string">
            <text:p>passed on 4 dec 10:29am</text:p>
          </table:table-cell>
        </table:table-row>
        <table:table-row table:style-name="ro18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94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ed on 4 dec 10:32am</text:p>
          </table:table-cell>
        </table:table-row>
        <table:table-row table:style-name="ro18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94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ed on 4 dec 10:35am</text:p>
          </table:table-cell>
        </table:table-row>
        <table:table-row table:style-name="ro18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94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ed on 4 dec 10:37am</text:p>
          </table:table-cell>
        </table:table-row>
        <table:table-row table:style-name="ro18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94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ed on 4 dec 10:42am</text:p>
          </table:table-cell>
        </table:table-row>
        <table:table-row table:style-name="ro18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94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ed on 4 dec 10:56am</text:p>
          </table:table-cell>
        </table:table-row>
        <table:table-row table:style-name="ro18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94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ed on 4 dec 11:05am</text:p>
          </table:table-cell>
        </table:table-row>
        <table:table-row table:style-name="ro18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1">In third terminal window, it should display the</text:span> info on a group in the DataStore</text:p>
          </table:table-cell>
          <table:table-cell table:style-name="ce94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ed on 4 dec 11:08am</text:p>
          </table:table-cell>
        </table:table-row>
        <table:table-row table:style-name="ro18">
          <table:table-cell office:value-type="string" calcext:value-type="string">
            <text:p><text:span text:style-name="T11">Test getDataStore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94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ed on 4 dec 11:10am</text:p>
          </table:table-cell>
        </table:table-row>
        <table:table-row table:style-name="ro18">
          <table:table-cell office:value-type="string" calcext:value-type="string">
            <text:p><text:span text:style-name="T11">Test getDataStoreGroupValues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94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ed on 4 dec 11:12am</text:p>
          </table:table-cell>
        </table:table-row>
        <table:table-row table:style-name="ro18">
          <table:table-cell office:value-type="string" calcext:value-type="string">
            <text:p><text:span text:style-name="T11">Test getDataStoreTrip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groups in the DataStore that contain trip information</text:p>
          </table:table-cell>
          <table:table-cell table:style-name="ce94" office:value-type="string" calcext:value-type="string">
            <text:p>GetDataStoreTripGroupList: LastTripReset</text:p>
            <text:p>GetDataStoreTripGroupList: TripJobCounts</text:p>
            <text:p>GetDataStoreTripGroupList: TripStateInformation</text:p>
            <text:p>EndOfGetDataStoreTripGroupList</text:p>
            <text:p/>
          </table:table-cell>
          <table:table-cell office:value-type="string" calcext:value-type="string">
            <text:p>passed on 4 dec 11:19am</text:p>
          </table:table-cell>
        </table:table-row>
        <table:table-row table:style-name="ro18">
          <table:table-cell office:value-type="string" calcext:value-type="string">
            <text:p><text:span text:style-name="T11">Test getGoal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a list of goal names found in the current map</text:p>
          </table:table-cell>
          <table:table-cell table:style-name="ce94" office:value-type="string" calcext:value-type="string">
            <text:p>Goal: Goal3</text:p>
            <text:p>Goal: Goal1</text:p>
            <text:p>Goal: Goal2</text:p>
            <text:p>End of goals</text:p>
            <text:p/>
          </table:table-cell>
          <table:table-cell office:value-type="string" calcext:value-type="string">
            <text:p>passed on 4 dec 11:21am</text:p>
          </table:table-cell>
        </table:table-row>
        <table:table-row table:style-name="ro18">
          <table:table-cell office:value-type="string" calcext:value-type="string">
            <text:p><text:span text:style-name="T11">Test getInfo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the list of information names</text:p>
          </table:table-cell>
          <table:table-cell table:style-name="ce94" office:value-type="string" calcext:value-type="string">
            <text:p>InfoList: RobotIP</text:p>
            <text:p>InfoList: WirelessLink</text:p>
            <text:p>InfoList: WirelessQuality</text:p>
            <text:p>InfoList: Local Plan Time</text:p>
            <text:p>InfoList: Local DWA Time</text:p>
            <text:p>InfoList: Num New Obstacle Points</text:p>
            <text:p>InfoList: Closest Obs Distance</text:p>
            <text:p>InfoList: PlanTime Limited Lin Vel</text:p>
            <text:p>InfoList: Local Plan Area Size X</text:p>
            <text:p>InfoList: Local Plan Area Size Y</text:p>
            <text:p>InfoList: Odometer(KM)</text:p>
            <text:p>InfoList: HourMeter</text:p>
            <text:p>InfoList: Temperature(C)</text:p>
            <text:p>InfoList: LaserScore</text:p>
            <text:p>InfoList: LaserLock</text:p>
            <text:p>InfoList: LaserNumSamples</text:p>
            <text:p>InfoList: LaserNumPeaks</text:p>
            <text:p>InfoList: ChargeEstimate</text:p>
            <text:p>InfoList: CurrentDraw</text:p>
            <text:p>InfoList: PackVoltage</text:p>
            <text:p>InfoList: BatteryStatus</text:p>
            <text:p>InfoList: BatteryError</text:p>
            <text:p>InfoList: OnCharger</text:p>
            <text:p>InfoList: ChargeState</text:p>
            <text:p>InfoList: MPacs</text:p>
            <text:p>InfoList: Laser_1 Pacs</text:p>
            <text:p>InfoList: Laser_1 Filtered_v2</text:p>
            <text:p>InfoList: SBC Uptime</text:p>
            <text:p>InfoList: ARAM Uptime</text:p>
            <text:p>InfoList: Idle</text:p>
            <text:p>InfoList: TipAngle</text:p>
            <text:p>InfoList: IsTipped</text:p>
            <text:p>InfoList: Queue ID</text:p>
            <text:p>InfoList: Queue Job ID</text:p>
            <text:p>InfoList: DebugLogState</text:p>
            <text:p>InfoList: DebugLogSeconds</text:p>
            <text:p>End of info list</text:p>
            <text:p/>
          </table:table-cell>
          <table:table-cell office:value-type="string" calcext:value-type="string">
            <text:p>passed on 4 dec 11:23am</text:p>
          </table:table-cell>
        </table:table-row>
        <table:table-row table:style-name="ro18">
          <table:table-cell office:value-type="string" calcext:value-type="string">
            <text:p><text:span text:style-name="T11">Test getMacro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list of macros found in the current map</text:p>
          </table:table-cell>
          <table:table-cell table:style-name="ce94" office:value-type="string" calcext:value-type="string">
            <text:p>End of macros</text:p>
            <text:p/>
          </table:table-cell>
          <table:table-cell office:value-type="string" calcext:value-type="string">
            <text:p>passed on 4 dec 11:24am</text:p>
          </table:table-cell>
        </table:table-row>
        <table:table-row table:style-name="ro18">
          <table:table-cell office:value-type="string" calcext:value-type="string">
            <text:p><text:span text:style-name="T11">Test getRoute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 </text:span>the list of route names found on the current map</text:p>
          </table:table-cell>
          <table:table-cell table:style-name="ce94" office:value-type="string" calcext:value-type="string">
            <text:p>Routes</text:p>
            <text:p>Route: Route1</text:p>
            <text:p>End of routes</text:p>
          </table:table-cell>
          <table:table-cell office:value-type="string" calcext:value-type="string">
            <text:p>passed on 4 dec 1:33pm</text:p>
          </table:table-cell>
        </table:table-row>
        <table:table-row table:style-name="ro18">
          <table:table-cell office:value-type="string" calcext:value-type="string">
            <text:p><text:span text:style-name="T11">Test help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a list and brief description of available ARCL commands should be provided</text:p>
          </table:table-cell>
          <table:table-cell table:style-name="ce94" office:value-type="string" calcext:value-type="string">
            <text:p>switchableForbiddenList          Gets the list and state of switchable forbiddens [sfL]</text:p>
            <text:p>switchForbiddenOff          Switch a specific switchable forbidden off [sfOff]</text:p>
            <text:p>switchForbiddenOn          Switch a specific switchable forbidden on [sfOn]</text:p>
            <text:p>switchForbiddensOffByPrefix          Switch off switchable forbiddens by prefix [sfOffP]</text:p>
            <text:p>switchForbiddensOnByPrefix          Switch on switchable forbiddens by prefix [sfOnP]</text:p>
            <text:p>      tripReset          Resets the trip values in the Data Store [tr]</text:p>
            <text:p>         undock          Undocks the robot (done automatically too)</text:p>
            <text:p>     updateInfo          updates a piece of information</text:p>
            <text:p> waitTaskCancel          Cancels the wait task (if it's active, causing it to succeed)</text:p>
            <text:p>   waitTaskFail          Fails the wait task (if it's active)</text:p>
            <text:p>  waitTaskState          Gets the state of the wait task</text:p>
            <text:p>End of commands</text:p>
            <text:p/>
          </table:table-cell>
          <table:table-cell office:value-type="string" calcext:value-type="string">
            <text:p>passed on 4 dec 1:37pm</text:p>
          </table:table-cell>
        </table:table-row>
        <table:table-row table:style-name="ro18">
          <table:table-cell office:value-type="string" calcext:value-type="string">
            <text:p><text:span text:style-name="T11">Test input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</text:span>the named digital inputs should be listed</text:p>
          </table:table-cell>
          <table:table-cell table:style-name="ce94" office:value-type="string" calcext:value-type="string">
            <text:p>InputList: i1</text:p>
            <text:p>InputList: i10</text:p>
            <text:p>InputList: i11</text:p>
            <text:p>InputList: i12</text:p>
            <text:p>InputList: i13</text:p>
            <text:p>InputList: i14</text:p>
            <text:p>InputList: i15</text:p>
            <text:p>InputList: i16</text:p>
            <text:p>InputList: i2</text:p>
            <text:p>InputList: i3</text:p>
            <text:p>InputList: i4</text:p>
            <text:p>InputList: i5</text:p>
            <text:p>InputList: i6</text:p>
            <text:p>InputList: i7</text:p>
            <text:p>InputList: i8</text:p>
            <text:p>InputList: i9</text:p>
            <text:p>End of InputList</text:p>
          </table:table-cell>
          <table:table-cell office:value-type="string" calcext:value-type="string">
            <text:p>passed on 4 dec 1:39pm</text:p>
          </table:table-cell>
        </table:table-row>
        <table:table-row table:style-name="ro18">
          <table:table-cell office:value-type="string" calcext:value-type="string">
            <text:p><text:span text:style-name="T11">Test inputQuery </text:span>service on actual robot. </text:p>
          </table:table-cell>
          <table:table-cell table:style-name="ce94" table:number-columns-repeated="2"/>
          <table:table-cell office:value-type="string" calcext:value-type="string">
            <text:p>i1</text:p>
          </table:table-cell>
          <table:table-cell office:value-type="string" calcext:value-type="string">
            <text:p>In third terminal window, it should show the state of a named input </text:p>
          </table:table-cell>
          <table:table-cell table:style-name="ce94" office:value-type="string" calcext:value-type="string">
            <text:p>Input: i1 off</text:p>
          </table:table-cell>
          <table:table-cell office:value-type="string" calcext:value-type="string">
            <text:p>passed on 4 dec 1:41pm</text:p>
          </table:table-cell>
        </table:table-row>
        <table:table-row table:style-name="ro18">
          <table:table-cell office:value-type="string" calcext:value-type="string">
            <text:p><text:span text:style-name="T11">Test log </text:span>service on actual robot. </text:p>
          </table:table-cell>
          <table:table-cell table:style-name="ce94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In third terminal window, it should show that the message to the normal log file has been logged</text:p>
          </table:table-cell>
          <table:table-cell table:style-name="ce94" office:value-type="string" calcext:value-type="string">
            <text:p>Logging 'test' with level Normal</text:p>
          </table:table-cell>
          <table:table-cell office:value-type="string" calcext:value-type="string">
            <text:p>passed on 4 dec 1:45pm</text:p>
          </table:table-cell>
        </table:table-row>
        <table:table-row table:style-name="ro18">
          <table:table-cell table:style-name="ce88" office:value-type="string" calcext:value-type="string">
            <text:p><text:span text:style-name="T11">Test mapObjectInfo </text:span>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the information about a named map object should be shown</text:p>
          </table:table-cell>
          <table:table-cell table:style-name="ce94" office:value-type="string" calcext:value-type="string">
            <text:p>MapObjectInfo: "Goal1" Goal ""</text:p>
            <text:p>MapObjectInfoCoord: "Goal1" -770 23820 88.300</text:p>
            <text:p>End of MapObjectInfo</text:p>
            <text:p/>
            <text:p/>
          </table:table-cell>
          <table:table-cell office:value-type="string" calcext:value-type="string">
            <text:p>passed on 4 dec 2:21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mapObjectList </text:span>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the</text:span> names of map objects of a given type should be shown</text:p>
          </table:table-cell>
          <table:table-cell table:style-name="ce94"/>
          <table:table-cell/>
        </table:table-row>
        <table:table-row table:style-name="ro18">
          <table:table-cell office:value-type="string" calcext:value-type="string">
            <text:p><text:span text:style-name="T11">Test mapObjectTypeInfo service on actual robot. </text:span></text:p>
          </table:table-cell>
          <table:table-cell table:style-name="ce94" table:number-columns-repeated="2"/>
          <table:table-cell office:value-type="string" calcext:value-type="string">
            <text:p>door</text:p>
          </table:table-cell>
          <table:table-cell office:value-type="string" calcext:value-type="string">
            <text:p>In third terminal window, it should show the detailed information about a particular type of map object</text:p>
          </table:table-cell>
          <table:table-cell table:style-name="ce94" office:value-type="string" calcext:value-type="string">
            <text:p>MapObjectTypeInfoArgument: SecondExit string Normal "Goal to which to drive to go through the door (this is optional, but is paired with SecondEnter)"</text:p>
            <text:p>MapObjectTypeInfoArgument: FailureMacro string Detailed "Macro to call if the robot fails to get through the door"</text:p>
            <text:p>MapObjectTypeInfoArgument: DoorOutput string Important "Name of the door output that sends the signals to open the door"</text:p>
            <text:p>MapObjectTypeInfoArgument: WaitTime int Normal "Time to wait for door to open after sending the signal to open it"</text:p>
            <text:p>MapObjectTypeInfoArgument: SwingSector string Important "Sector that describes the swing of the door, this should include the door jam itself. When a robot has left this area, it will release the door."</text:p>
            <text:p>End of MapObjectTypeInfo</text:p>
            <text:p/>
          </table:table-cell>
          <table:table-cell office:value-type="string" calcext:value-type="string">
            <text:p>passed on 4 dec 1:58pm</text:p>
          </table:table-cell>
        </table:table-row>
        <table:table-row table:style-name="ro18">
          <table:table-cell office:value-type="string" calcext:value-type="string">
            <text:p>Test mapObjectTypeList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a list of the types of map objects in the map</text:p>
          </table:table-cell>
          <table:table-cell table:style-name="ce94" office:value-type="string" calcext:value-type="string">
            <text:p>MapObjectTypeList: DistanceAdjustment BoundaryType</text:p>
            <text:p>MapObjectTypeList: DistanceOneWay SectorType</text:p>
            <text:p>MapObjectTypeList: DistanceUncrossable BoundaryType</text:p>
            <text:p>MapObjectTypeList: Door SectorType</text:p>
            <text:p>MapObjectTypeList: DoorGoal GoalType</text:p>
            <text:p>MapObjectTypeList: DoorSwingSector SectorType</text:p>
            <text:p>MapObjectTypeList: DoorVirtual SectorType</text:p>
            <text:p>MapObjectTypeList: DriveOnRightSector SectorType</text:p>
            <text:p>MapObjectTypeList: FastSector SectorType</text:p>
            <text:p>MapObjectTypeList: Goal GoalType</text:p>
            <text:p>MapObjectTypeList: IgnoreDynamicObstacleSector SectorType</text:p>
            <text:p>MapObjectTypeList: IgnoreLowLaserSector SectorType</text:p>
            <text:p>MapObjectTypeList: IgnoreSonarSector SectorType</text:p>
            <text:p>MapObjectTypeList: IgnoreTiltedLaserSector SectorType</text:p>
            <text:p>MapObjectTypeList: ManagedDestination SectorType</text:p>
            <text:p>MapObjectTypeList: ManagedMotion SectorType</text:p>
            <text:p>MapObjectTypeList: ManagedMotionOverride SectorType</text:p>
            <text:p>MapObjectTypeList: Measure BoundaryType</text:p>
            <text:p>MapObjectTypeList: MovementParametersSector SectorType</text:p>
            <text:p>MapObjectTypeList: NeedToEnterSector SectorType</text:p>
            <text:p>MapObjectTypeList: NoLostSector SectorType</text:p>
            <text:p>MapObjectTypeList: OneWaySector SectorType</text:p>
            <text:p>MapObjectTypeList: OneWayTwoSidedLeftSector SectorType</text:p>
            <text:p>MapObjectTypeList: OneWayTwoSidedRightSector SectorType</text:p>
            <text:p>MapObjectTypeList: PathPlanningSettingsSector SectorType</text:p>
            <text:p>MapObjectTypeList: PreferredLine BoundaryType</text:p>
            <text:p>MapObjectTypeList: ResistedLine BoundaryType</text:p>
            <text:p>MapObjectTypeList: ResistedSector SectorType</text:p>
            <text:p>MapObjectTypeList: SlowSector SectorType</text:p>
            <text:p>MapObjectTypeList: StandbyGoal GoalType</text:p>
            <text:p>MapObjectTypeList: SwitchableForbiddenArea SectorType</text:p>
            <text:p>MapObjectTypeList: SwitchableForbiddenLine BoundaryType</text:p>
            <text:p>MapObjectTypeList: TaskSector SectorType</text:p>
            <text:p>MapObjectTypeList: TwoWayDriveOnLeftSector SectorType</text:p>
            <text:p>MapObjectTypeList: TwoWayDriveOnRightSector SectorType</text:p>
            <text:p>MapObjectTypeList: VeryFastSector SectorType</text:p>
            <text:p>MapObjectTypeList: VerySlowSector SectorType</text:p>
            <text:p>MapObjectTypeList: VolumeAdjustmentSector SectorType</text:p>
            <text:p>End of MapObjectTypeList</text:p>
            <text:p/>
          </table:table-cell>
          <table:table-cell office:value-type="string" calcext:value-type="string">
            <text:p>passed on 4 dec 2:00pm</text:p>
          </table:table-cell>
        </table:table-row>
        <table:table-row table:style-name="ro18">
          <table:table-cell office:value-type="string" calcext:value-type="string">
            <text:p><text:span text:style-name="T11">Test newConfigParam</text:span> service on actual robot. </text:p>
          </table:table-cell>
          <table:table-cell table:style-name="ce94" table:number-columns-repeated="2"/>
          <table:table-cell office:value-type="string" calcext:value-type="string">
            <text:p>section name description Basic string 10 1 1 test</text:p>
          </table:table-cell>
          <table:table-cell office:value-type="string" calcext:value-type="string">
            <text:p>In third terminal window, it should show that a custom parameter to ARAM’s configuration has been added</text:p>
          </table:table-cell>
          <table:table-cell table:style-name="ce94" office:value-type="string" calcext:value-type="string">
            <text:p>Will add new param 'name' to section 'section'</text:p>
          </table:table-cell>
          <table:table-cell office:value-type="string" calcext:value-type="string">
            <text:p>passed on 4 dec 2:03pm</text:p>
          </table:table-cell>
        </table:table-row>
        <table:table-row table:style-name="ro18">
          <table:table-cell office:value-type="string" calcext:value-type="string">
            <text:p><text:span text:style-name="T11">Test newConfigSectionComment</text:span> service on actual robot. </text:p>
          </table:table-cell>
          <table:table-cell table:style-name="ce94" table:number-columns-repeated="2"/>
          <table:table-cell office:value-type="string" calcext:value-type="string">
            <text:p>test1 test</text:p>
          </table:table-cell>
          <table:table-cell office:value-type="string" calcext:value-type="string">
            <text:p>In third terminal window, it should show that a comment has been added to a section</text:p>
          </table:table-cell>
          <table:table-cell table:style-name="ce94" office:value-type="string" calcext:value-type="string">
            <text:p>Will add config comment 'test' to section 'test1'</text:p>
          </table:table-cell>
          <table:table-cell office:value-type="string" calcext:value-type="string">
            <text:p>passed on 4 dec 2:10pm</text:p>
          </table:table-cell>
        </table:table-row>
        <table:table-row table:style-name="ro18">
          <table:table-cell office:value-type="string" calcext:value-type="string">
            <text:p><text:span text:style-name="T11">Test odometer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trip odometer has been reset</text:p>
          </table:table-cell>
          <table:table-cell table:style-name="ce94" office:value-type="string" calcext:value-type="string">
            <text:p>Reset odometer</text:p>
            <text:p/>
          </table:table-cell>
          <table:table-cell office:value-type="string" calcext:value-type="string">
            <text:p>passed on 4 dec 2:12pm</text:p>
          </table:table-cell>
        </table:table-row>
        <table:table-row table:style-name="ro18">
          <table:table-cell office:value-type="string" calcext:value-type="string">
            <text:p><text:span text:style-name="T11">Test outputLis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list the named digital outputs</text:p>
          </table:table-cell>
          <table:table-cell table:style-name="ce94" office:value-type="string" calcext:value-type="string">
            <text:p>OutputList: o1</text:p>
            <text:p>OutputList: o10</text:p>
            <text:p>OutputList: o11</text:p>
            <text:p>OutputList: o12</text:p>
            <text:p>OutputList: o13</text:p>
            <text:p>OutputList: o14</text:p>
            <text:p>OutputList: o15</text:p>
            <text:p>OutputList: o16</text:p>
            <text:p>OutputList: o2</text:p>
            <text:p>OutputList: o3</text:p>
            <text:p>OutputList: o4</text:p>
            <text:p>OutputList: o5</text:p>
            <text:p>OutputList: o6</text:p>
            <text:p>OutputList: o7</text:p>
            <text:p>OutputList: o8</text:p>
            <text:p>OutputList: o9</text:p>
            <text:p>End of OutputList</text:p>
          </table:table-cell>
          <table:table-cell office:value-type="string" calcext:value-type="string">
            <text:p>passed on 4 dec 2:15pm</text:p>
          </table:table-cell>
        </table:table-row>
        <table:table-row table:style-name="ro18">
          <table:table-cell office:value-type="string" calcext:value-type="string">
            <text:p><text:span text:style-name="T11">Test outputOff</text:span> 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ff the named digital output</text:p>
          </table:table-cell>
          <table:table-cell table:style-name="ce94" office:value-type="string" calcext:value-type="string">
            <text:p>Output: o1 off</text:p>
          </table:table-cell>
          <table:table-cell office:value-type="string" calcext:value-type="string">
            <text:p>passed on 4 dec 2:17pm</text:p>
          </table:table-cell>
        </table:table-row>
        <table:table-row table:style-name="ro18">
          <table:table-cell office:value-type="string" calcext:value-type="string">
            <text:p><text:span text:style-name="T11">Test outputOn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n the named digital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18pm</text:p>
          </table:table-cell>
        </table:table-row>
        <table:table-row table:style-name="ro18">
          <table:table-cell office:value-type="string" calcext:value-type="string">
            <text:p><text:span text:style-name="T11">Test outputQuery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show the state of a named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23pm</text:p>
          </table:table-cell>
        </table:table-row>
        <table:table-row table:style-name="ro18">
          <table:table-cell office:value-type="string" calcext:value-type="string">
            <text:p><text:span text:style-name="T11">Test payloadQueryLocal </text:span>service on actual robot. </text:p>
          </table:table-cell>
          <table:table-cell table:style-name="ce94" table:number-columns-repeated="2"/>
          <table:table-cell office:value-type="string" calcext:value-type="string">
            <text:p>cmd line arg optional</text:p>
          </table:table-cell>
          <table:table-cell office:value-type="string" calcext:value-type="string">
            <text:p>In third terminal window, it should query and show the payload for the robot and specified slot</text:p>
          </table:table-cell>
          <table:table-cell table:style-name="ce94" office:value-type="string" calcext:value-type="string">
            <text:p>EndPayloadQuery</text:p>
          </table:table-cell>
          <table:table-cell office:value-type="string" calcext:value-type="string">
            <text:p>passed on 4 dec 2:26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payloadRemove </text:span>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e specified payload slot on the robot has been emptied</text:p>
          </table:table-cell>
          <table:table-cell table:style-name="ce94"/>
          <table:table-cell office:value-type="string" calcext:value-type="string">
            <text:p>robot has no payload slots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payload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at a payload slot on this robot has been defined</text:p>
          </table:table-cell>
          <table:table-cell table:style-name="ce94"/>
          <table:table-cell office:value-type="string" calcext:value-type="string">
            <text:p>robot has no payload slots</text:p>
          </table:table-cell>
        </table:table-row>
        <table:table-row table:style-name="ro18">
          <table:table-cell office:value-type="string" calcext:value-type="string">
            <text:p><text:span text:style-name="T11">Test payloadSlotCountLoca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slot count on the robot</text:p>
          </table:table-cell>
          <table:table-cell table:style-name="ce94" office:value-type="string" calcext:value-type="string">
            <text:p>PayloadSlotCount: "Robot122" 0 ""</text:p>
            <text:p>EndPayloadSlotCount</text:p>
            <text:p/>
          </table:table-cell>
          <table:table-cell office:value-type="string" calcext:value-type="string">
            <text:p>passed on 4 dec 2:39pm</text:p>
          </table:table-cell>
        </table:table-row>
        <table:table-row table:style-name="ro18">
          <table:table-cell office:value-type="string" calcext:value-type="string">
            <text:p><text:span text:style-name="T11">Test popupSimple</text:span> service on actual robot. </text:p>
          </table:table-cell>
          <table:table-cell table:style-name="ce94" table:number-columns-repeated="2"/>
          <table:table-cell office:value-type="string" calcext:value-type="string">
            <text:p>title message label 3</text:p>
            <text:p/>
          </table:table-cell>
          <table:table-cell office:value-type="string" calcext:value-type="string">
            <text:p>In third terminal window, it should show that a popup message in the MobilePlanner software has been displayed</text:p>
          </table:table-cell>
          <table:table-cell table:style-name="ce94" office:value-type="string" calcext:value-type="string">
            <text:p>Creating simple popup</text:p>
          </table:table-cell>
          <table:table-cell office:value-type="string" calcext:value-type="string">
            <text:p>passed on 4 dec 2:43pm</text:p>
          </table:table-cell>
        </table:table-row>
        <table:table-row table:style-name="ro18">
          <table:table-cell office:value-type="string" calcext:value-type="string">
            <text:p><text:span text:style-name="T11">Test queueCancel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inprogress</text:p>
          </table:table-cell>
          <table:table-cell office:value-type="string" calcext:value-type="string">
            <text:p>In third terminal window, it should show that a queued request for a robot has been canceled</text:p>
          </table:table-cell>
          <table:table-cell table:style-name="ce94" office:value-type="string" calcext:value-type="string">
            <text:p>queuecancel attempting to cancel "status" "inprogress" "" "None"</text:p>
            <text:p>queuecancel cancelling "status" "inprogress" "" "None" from queue</text:p>
            <text:p>queuecancel has failed to cancel "status" "inprogress" "" "None" failure cause "no matching status found"</text:p>
            <text:p>QueueUpdate: PICKUP1 JOB1 10 Pending None Goal "goal1" "None" 12/05/2019 02:46:13 None None 0 </text:p>
            <text:p/>
          </table:table-cell>
          <table:table-cell office:value-type="string" calcext:value-type="string">
            <text:p>passed on 4 dec 2:46pm</text:p>
          </table:table-cell>
        </table:table-row>
        <table:table-row table:style-name="ro18">
          <table:table-cell office:value-type="string" calcext:value-type="string">
            <text:p><text:span text:style-name="T11">Test queueDropoff</text:span> 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it should show that Queues the robot to the dropoff goal</text:p>
          </table:table-cell>
          <table:table-cell table:style-name="ce94" office:value-type="string" calcext:value-type="string">
            <text:p>QueueUpdate: DROPOFF2 JOB2 20 Pending None Goal "goal1" "Robot122" 12/05/2019 02:54:36 None None 0 </text:p>
            <text:p>queuedropoff goal "goal1" with priority 20 id DROPOFF2 and job_id JOB2 successfully queued</text:p>
            <text:p>queuedropoff attempting to queue goal "goal1" using default priority</text:p>
            <text:p/>
          </table:table-cell>
          <table:table-cell office:value-type="string" calcext:value-type="string">
            <text:p>passed on 4 dec 2:55pm</text:p>
          </table:table-cell>
        </table:table-row>
        <table:table-row table:style-name="ro18">
          <table:table-cell office:value-type="string" calcext:value-type="string">
            <text:p><text:span text:style-name="T11">Test queueModifyLocal</text:span> service on actual robot. </text:p>
          </table:table-cell>
          <table:table-cell table:style-name="ce94" table:number-columns-repeated="2"/>
          <table:table-cell office:value-type="string" calcext:value-type="string">
            <text:p>DROPOFF5 goal goal1</text:p>
          </table:table-cell>
          <table:table-cell office:value-type="string" calcext:value-type="string">
            <text:p><text:span text:style-name="T11">In third terminal window, it should show that a</text:span> goal and priority for job segment has been modified </text:p>
          </table:table-cell>
          <table:table-cell table:style-name="ce94" office:value-type="string" calcext:value-type="string">
            <text:p>QueueUpdate: DROPOFF5 JOB5 20 BeforeModify None Goal "goal2" "Robot122" 12/05/2019 02:56:48 None None 0 </text:p>
            <text:p>QueueUpdate: DROPOFF5 JOB5 20 AfterModify None Goal "goal1" "Robot122" 12/05/2019 02:56:48 None None 0 </text:p>
            <text:p>QueueUpdate: DROPOFF5 JOB5 20 Pending None Goal "goal1" "Robot122" 12/05/2019 02:56:48 None None 0 </text:p>
            <text:p>queuemodify modifying id DROPOFF5 goal "goal1"</text:p>
            <text:p/>
          </table:table-cell>
          <table:table-cell office:value-type="string" calcext:value-type="string">
            <text:p>passed on 4 dec 3:00pm</text:p>
          </table:table-cell>
        </table:table-row>
        <table:table-row table:style-name="ro18">
          <table:table-cell office:value-type="string" calcext:value-type="string">
            <text:p><text:span text:style-name="T11">Test queueQuery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pending</text:p>
          </table:table-cell>
          <table:table-cell office:value-type="string" calcext:value-type="string">
            <text:p>In third terminal window, it should show the job status of the robot queue by type or value</text:p>
          </table:table-cell>
          <table:table-cell table:style-name="ce94" office:value-type="string" calcext:value-type="string">
            <text:p>QueueQuery: DROPOFF5 JOB5 20 Pending None Goal "goal1" "Robot122" 12/05/2019 02:56:48 None None "" 0</text:p>
            <text:p>EndQueueQuery</text:p>
            <text:p/>
          </table:table-cell>
          <table:table-cell office:value-type="string" calcext:value-type="string">
            <text:p>passed on 4 dec 3:03pm</text:p>
          </table:table-cell>
        </table:table-row>
        <table:table-row table:style-name="ro18">
          <table:table-cell office:value-type="string" calcext:value-type="string">
            <text:p><text:span text:style-name="T11">Test qui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the connection to the server should be closed</text:p>
          </table:table-cell>
          <table:table-cell table:style-name="ce94" office:value-type="string" calcext:value-type="string">
            <text:p>closing connection</text:p>
          </table:table-cell>
          <table:table-cell office:value-type="string" calcext:value-type="string">
            <text:p>passed on 4 dec 3:05pm</text:p>
          </table:table-cell>
        </table:table-row>
        <table:table-row table:style-name="ro18">
          <table:table-cell office:value-type="string" calcext:value-type="string">
            <text:p><text:span text:style-name="T11">Test say</text:span> service on actual robot. </text:p>
          </table:table-cell>
          <table:table-cell table:style-name="ce94" table:number-columns-repeated="2"/>
          <table:table-cell office:value-type="string" calcext:value-type="string">
            <text:p>“hello”</text:p>
          </table:table-cell>
          <table:table-cell office:value-type="string" calcext:value-type="string">
            <text:p>In third terminal window, it should show that a text string through the robot audio output has been played</text:p>
          </table:table-cell>
          <table:table-cell table:style-name="ce94" office:value-type="string" calcext:value-type="string">
            <text:p>Saying hello</text:p>
            <text:p/>
          </table:table-cell>
          <table:table-cell office:value-type="string" calcext:value-type="string">
            <text:p>passed on 4 dec 3:07pm</text:p>
          </table:table-cell>
        </table:table-row>
        <table:table-row table:style-name="ro18">
          <table:table-cell office:value-type="string" calcext:value-type="string">
            <text:p><text:span text:style-name="T11">Test shutdown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is shutting down</text:p>
          </table:table-cell>
          <table:table-cell table:style-name="ce94" office:value-type="string" calcext:value-type="string">
            <text:p>Shutting down</text:p>
          </table:table-cell>
          <table:table-cell office:value-type="string" calcext:value-type="string">
            <text:p>passed on 4 dec 3:09pm</text:p>
          </table:table-cell>
        </table:table-row>
        <table:table-row table:style-name="ro18">
          <table:table-cell office:value-type="string" calcext:value-type="string">
            <text:p><text:span text:style-name="T11">Test trip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e trip values in the DataStore has been reset</text:p>
          </table:table-cell>
          <table:table-cell table:style-name="ce94" office:value-type="string" calcext:value-type="string">
            <text:p>tripReset: TripCancelledInProgressJobSegments 0</text:p>
            <text:p>tripReset: TripFailedJobSegments 0</text:p>
            <text:p>tripReset: TripInterruptedJobSegments 0</text:p>
            <text:p>tripReset: TripDropOffDrivingTime 0.000</text:p>
            <text:p>tripReset: TripDropOffDrivingDistance 0.000</text:p>
            <text:p>tripReset: TripPickupDrivingTime 0.000</text:p>
            <text:p>tripReset: TripPickupDrivingDistance 0.000</text:p>
            <text:p>tripReset: TripParkingTime 0.000</text:p>
            <text:p>tripReset: TripParkingDistance 0.000</text:p>
            <text:p>tripReset: TripDockingTime 0.000</text:p>
            <text:p>tripReset: TripDockingDistance 0.000</text:p>
            <text:p>tripReset: TripForceDockingTime 0.000</text:p>
            <text:p>tripReset: TripForceDockingDistance 0.000</text:p>
            <text:p>tripReset: TripDockedTime 0.000</text:p>
            <text:p>tripReset: TripForceDockedTime 0.000</text:p>
            <text:p>tripReset: TripInFaultTime 0.000</text:p>
            <text:p>tripReset: TripInEstopTime 0.000</text:p>
            <text:p>tripReset: TripAfterTime 0.000</text:p>
            <text:p>tripReset: TripParkedTime 0.000</text:p>
            <text:p>tripReset: TripBufferedTime 0.000</text:p>
            <text:p>tripReset: TripCompletedJobs 0</text:p>
            <text:p>tripReset: TripCompletedJobSegments 0</text:p>
            <text:p>tripReset: TripCancelledJobs 0</text:p>
            <text:p>tripReset: TripCancelledJobSegments 0</text:p>
            <text:p>tripReset: TripModifiedJobSegments 0</text:p>
            <text:p>EndOfTripReset</text:p>
            <text:p/>
          </table:table-cell>
          <table:table-cell office:value-type="string" calcext:value-type="string">
            <text:p>passed on 4 dec 3:18pm</text:p>
          </table:table-cell>
        </table:table-row>
        <table:table-row table:style-name="ro18">
          <table:table-cell office:value-type="string" calcext:value-type="string">
            <text:p><text:span text:style-name="T11">Test updateInfo</text:span> service on actual robot. </text:p>
          </table:table-cell>
          <table:table-cell table:style-name="ce94" table:number-columns-repeated="2"/>
          <table:table-cell office:value-type="string" calcext:value-type="string">
            <text:p>Test 1</text:p>
          </table:table-cell>
          <table:table-cell office:value-type="string" calcext:value-type="string">
            <text:p>In third terminal window, it should the value for an existing piece of information has been updated</text:p>
          </table:table-cell>
          <table:table-cell table:style-name="ce94" office:value-type="string" calcext:value-type="string">
            <text:p>Updated info for test</text:p>
          </table:table-cell>
          <table:table-cell office:value-type="string" calcext:value-type="string">
            <text:p>passed on 4 dec 3:20pm</text:p>
          </table:table-cell>
        </table:table-row>
        <table:table-row table:style-name="ro18">
          <table:table-cell office:value-type="string" calcext:value-type="string">
            <text:p><text:span text:style-name="T11">Test waitTaskCance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a wait task is canceled if active</text:p>
          </table:table-cell>
          <table:table-cell table:style-name="ce94" office:value-type="string" calcext:value-type="string">
            <text:p>WaitState: Not waiting</text:p>
          </table:table-cell>
          <table:table-cell office:value-type="string" calcext:value-type="string">
            <text:p>passed on 4 dec 3:22pm</text:p>
          </table:table-cell>
        </table:table-row>
        <table:table-row table:style-name="ro18">
          <table:table-cell/>
          <table:table-cell table:style-name="ce94" table:number-columns-repeated="2"/>
          <table:table-cell table:number-columns-repeated="2"/>
          <table:table-cell table:style-name="ce94"/>
          <table:table-cell/>
        </table:table-row>
        <table:table-row table:style-name="ro21">
          <table:table-cell table:style-name="ce88" office:value-type="string" calcext:value-type="string">
            <text:p>Test dock action on actual robot. </text:p>
          </table:table-cell>
          <table:table-cell table:style-name="ce94" office:value-type="string" calcext:value-type="string">
            <text:p><text:span text:style-name="T12">robot ip have to be </text:span></text:p>
            <text:p><text:span text:style-name="T13">Set when launching launch </text:span></text:p>
            <text:p><text:span text:style-name="T13">File as command line arg and action argument if required has to be set in action client file</text:span></text:p>
          </table:table-cell>
          <table:table-cell table:style-name="ce94" office:value-type="string" calcext:value-type="string">
            <text:p><text:span text:style-name="T12">1. Open 3 terminal windows</text:span></text:p>
            <text:p><text:span text:style-name="T12">2. In one terminal run command: “roscore”</text:span></text:p>
            <text:p><text:span text:style-name="T14">3. In second terminal window, run command: roslaunch om_aiv_util test_roslaunch.launch  ip:=168.3.201.122 (ip address is unique to each robot)</text:span></text:p>
            <text:p><text:span text:style-name="T15">4. In third terminal windows, run command: rosrun om_aiv_navigation dock_action_client.py</text:span></text:p>
            <text:p><text:span text:style-name="T13">5. repeat step 4 for other actions</text:span></text:p>
          </table:table-cell>
          <table:table-cell office:value-type="string" calcext:value-type="string">
            <text:p>no cmd line arg required</text:p>
          </table:table-cell>
          <table:table-cell office:value-type="string" calcext:value-type="string">
            <text:p>robot should move to the dock and get docked </text:p>
          </table:table-cell>
          <table:table-cell table:style-name="ce94" office:value-type="string" calcext:value-type="string">
            <text:p>Feedback received: received_data: "DockingState: Docked ForcedState: Unforced ChargeState: Overcharge\r\n"</text:p>
            <text:p>The result is: status: "ockingState: ,Docked ForcedState: Unforced ChargeState: Overcharge"</text:p>
          </table:table-cell>
          <table:table-cell office:value-type="string" calcext:value-type="string">
            <text:p>passed on 5dec 4:19am</text:p>
          </table:table-cell>
        </table:table-row>
        <table:table-row table:style-name="ro18">
          <table:table-cell office:value-type="string" calcext:value-type="string">
            <text:p>Test dock action on actual robot. </text:p>
          </table:table-cell>
          <table:table-cell table:style-name="ce94" table:number-columns-repeated="2"/>
          <table:table-cell office:value-type="string" calcext:value-type="string">
            <text:p>Move 1000</text:p>
          </table:table-cell>
          <table:table-cell office:value-type="string" calcext:value-type="string">
            <text:p>robot should perform a single task</text:p>
          </table:table-cell>
          <table:table-cell table:style-name="ce94" office:value-type="string" calcext:value-type="string">
            <text:p>Feedback received: received_data: "Will do task move 1000\r\n"</text:p>
            <text:p>The result is: status: "Completed doing task move 1000"</text:p>
            <text:p/>
          </table:table-cell>
          <table:table-cell office:value-type="string" calcext:value-type="string">
            <text:p>passed on 5 dec 10:27am</text:p>
          </table:table-cell>
        </table:table-row>
        <table:table-row table:style-name="ro18">
          <table:table-cell office:value-type="string" calcext:value-type="string">
            <text:p>Test executeMacro action on actual robot. </text:p>
          </table:table-cell>
          <table:table-cell table:style-name="ce94" table:number-columns-repeated="2"/>
          <table:table-cell office:value-type="string" calcext:value-type="string">
            <text:p>macro1</text:p>
          </table:table-cell>
          <table:table-cell office:value-type="string" calcext:value-type="string">
            <text:p>robot should execute the specific macro</text:p>
          </table:table-cell>
          <table:table-cell table:style-name="ce94" office:value-type="string" calcext:value-type="string">
            <text:p>Feedback received: received_data: "Executing macro macro1\r\n"</text:p>
            <text:p>Feedback received: received_data: "Executing macro macro1\r\nCompleted macro macro1\r\n"</text:p>
          </table:table-cell>
          <table:table-cell office:value-type="string" calcext:value-type="string">
            <text:p>passed on 5 dec 10:49am</text:p>
          </table:table-cell>
        </table:table-row>
        <table:table-row table:style-name="ro18">
          <table:table-cell office:value-type="string" calcext:value-type="string">
            <text:p>Test patrol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d initiate continuous patrol of the named route</text:p>
          </table:table-cell>
          <table:table-cell table:style-name="ce94" office:value-type="string" calcext:value-type="string">
            <text:p>Feedback received: received_data: "Patrolling route Route1\r\n"</text:p>
            <text:p>Feedback received: received_data: "Patrolling route Route1\r\nInterrupted: Patrolling route Route1\r\n"</text:p>
            <text:p>Feedback received: received_data: "Patrolling route Route1\r\nInterrupted: Patrolling route Route1\r\nPatrolling route\</text:p>
            <text:p>  \ Route1\r\n"</text:p>
            <text:p>Feedback received: received_data: "Patrolling route Route1\r\nInterrupted: Patrolling route Route1\r\nPatrolling route\</text:p>
            <text:p>  \ Route1\r\nCompleted patrol, patroling again\r\n"</text:p>
            <text:p/>
          </table:table-cell>
          <table:table-cell office:value-type="string" calcext:value-type="string">
            <text:p>passed on 5 dec 10:57am</text:p>
          </table:table-cell>
        </table:table-row>
        <table:table-row table:style-name="ro18">
          <table:table-cell office:value-type="string" calcext:value-type="string">
            <text:p>Test patrolOnce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 patrol the named route one time</text:p>
          </table:table-cell>
          <table:table-cell table:style-name="ce94" office:value-type="string" calcext:value-type="string">
            <text:p>Feedback received: received_data: "Patrolling route Route1 once\r\n"</text:p>
            <text:p>The result is: status: "Finished patrolling route Route1"</text:p>
            <text:p/>
          </table:table-cell>
          <table:table-cell office:value-type="string" calcext:value-type="string">
            <text:p>passed on 5 dec 11:00am</text:p>
          </table:table-cell>
        </table:table-row>
        <table:table-row table:style-name="ro18">
          <table:table-cell office:value-type="string" calcext:value-type="string">
            <text:p>Test patrolResume action on actual robot. </text:p>
          </table:table-cell>
          <table:table-cell table:style-name="ce94" table:number-columns-repeated="2"/>
          <table:table-cell office:value-type="string" calcext:value-type="string">
            <text:p>Route2</text:p>
          </table:table-cell>
          <table:table-cell office:value-type="string" calcext:value-type="string">
            <text:p>Continue navigating the current route.</text:p>
          </table:table-cell>
          <table:table-cell table:style-name="ce94" office:value-type="string" calcext:value-type="string">
            <text:p>Feedback received: received_data: "Patrolling route Route1 once\r\nInterrupted: Patrolling route Route1 once\r\nStopping\r\</text:p>
            <text:p>  \nStopped\r\n"</text:p>
            <text:p>The result is: status: "Finished patrolling route Route1"</text:p>
            <text:p/>
          </table:table-cell>
          <table:table-cell office:value-type="string" calcext:value-type="string">
            <text:p>passed on 5 dec 11:02am</text:p>
          </table:table-cell>
        </table:table-row>
        <table:table-row table:style-name="ro18">
          <table:table-cell office:value-type="string" calcext:value-type="string">
            <text:p>Test play action on actual robot. </text:p>
          </table:table-cell>
          <table:table-cell table:style-name="ce94" table:number-columns-repeated="2"/>
          <table:table-cell office:value-type="string" calcext:value-type="string">
            <text:p>0000.wav</text:p>
          </table:table-cell>
          <table:table-cell office:value-type="string" calcext:value-type="string">
            <text:p>Robot should play a .wav sound file </text:p>
          </table:table-cell>
          <table:table-cell table:style-name="ce94" office:value-type="string" calcext:value-type="string">
            <text:p>Feedback received: received_data: "Playing 0000.wav\r\n"</text:p>
            <text:p>The result is: status: "Playing 0000.wav"</text:p>
            <text:p/>
          </table:table-cell>
          <table:table-cell office:value-type="string" calcext:value-type="string">
            <text:p>passed on 5 dec 11:18am</text:p>
          </table:table-cell>
        </table:table-row>
        <table:table-row table:style-name="ro18">
          <table:table-cell office:value-type="string" calcext:value-type="string">
            <text:p>Test stop action on actual robot. </text:p>
          </table:table-cell>
          <table:table-cell table:style-name="ce94" table:number-columns-repeated="2"/>
          <table:table-cell office:value-type="string" calcext:value-type="string">
            <text:p>no arg required</text:p>
          </table:table-cell>
          <table:table-cell office:value-type="string" calcext:value-type="string">
            <text:p>The current robot motion should be stopped</text:p>
          </table:table-cell>
          <table:table-cell table:style-name="ce94" office:value-type="string" calcext:value-type="string">
            <text:p>Feedback received: received_data: "Interrupted: Patrolling route Route1 once\r\n"</text:p>
            <text:p>The result is: status: "Stopped"</text:p>
          </table:table-cell>
          <table:table-cell office:value-type="string" calcext:value-type="string">
            <text:p>passed on 5 dec 11:28am</text:p>
          </table:table-cell>
        </table:table-row>
        <table:table-row table:style-name="ro18">
          <table:table-cell office:value-type="string" calcext:value-type="string">
            <text:p><text:span text:style-name="T11">Test queueDropoff</text:span> action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Queues the robot to the dropoff goal and robot should move to goal spcified</text:p>
          </table:table-cell>
          <table:table-cell table:style-name="ce94" office:value-type="string" calcext:value-type="string">
            <text:p>Feedback received: received_data: "queuedropoff attempting to queue goal \"goal1\" using default priority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QueueUpdate: DROPOFF1 JOB1 20 Completed None Goal \"goal1\" \"Robot122\" 12/05/2019\</text:p>
            <text:p>  \ 23:32:06 12/05/2019 23:32:19 0 \r\n"</text:p>
            <text:p>The result is: status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QueueUpdate: DROPOFF1 JOB1 20 Completed None Goal \"goal1\" \"Robot122\" 12/05/2019\</text:p>
            <text:p>  \ 23:32:06 12/05/2019 23:32:19 0 \r\n"</text:p>
            <text:p/>
          </table:table-cell>
          <table:table-cell office:value-type="string" calcext:value-type="string">
            <text:p>passed on 5 dec 11:33am</text:p>
          </table:table-cell>
        </table:table-row>
        <table:table-row table:style-name="ro18">
          <table:table-cell office:value-type="string" calcext:value-type="string">
            <text:p><text:span text:style-name="T11">Test undock</text:span> action on actual robot. </text:p>
          </table:table-cell>
          <table:table-cell table:style-name="ce94" table:number-columns-repeated="2"/>
          <table:table-cell office:value-type="string" calcext:value-type="string">
            <text:p>no arg required</text:p>
          </table:table-cell>
          <table:table-cell office:value-type="string" calcext:value-type="string">
            <text:p>Robot should undock</text:p>
          </table:table-cell>
          <table:table-cell table:style-name="ce94" office:value-type="string" calcext:value-type="string">
            <text:p/>
            <text:p>Feedback received: received_data: "DockingState: Undocked ForcedState: Unforced ChargeState: Bulk\r\n"</text:p>
            <text:p>The result is: status: "DockingState: Undocked ForcedState: Unforced ChargeState: Bulk\r\n"</text:p>
            <text:p/>
          </table:table-cell>
          <table:table-cell office:value-type="string" calcext:value-type="string">
            <text:p>passed on 5 dec 11:53am</text:p>
          </table:table-cell>
        </table:table-row>
        <table:table-row table:style-name="ro18" table:number-rows-repeated="3">
          <table:table-cell/>
          <table:table-cell table:style-name="ce94" table:number-columns-repeated="2"/>
          <table:table-cell table:number-columns-repeated="2"/>
          <table:table-cell table:style-name="ce94"/>
          <table:table-cell/>
        </table:table-row>
        <table:table-row table:style-name="ro22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13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24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23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462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etInfo" table:style-name="ta4">
        <table:table-column table:style-name="co21" table:default-cell-style-name="ce184"/>
        <table:table-column table:style-name="co20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office:forms form:automatic-focus="false" form:apply-design-mode="false"/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713385826772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0" table:default-cell-style-name="Default"/>
        <table:table-row table:style-name="ro25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0" table:default-cell-style-name="Default"/>
        <table:table-row table:style-name="ro25">
          <table:table-cell office:value-type="string" calcext:value-type="string">
            <text:p>convert queuedrop off to action</text:p>
          </table:table-cell>
        </table:table-row>
        <table:table-row table:style-name="ro25">
          <table:table-cell office:value-type="string" calcext:value-type="string">
            <text:p>Action client can be implemented in user program </text:p>
          </table:table-cell>
        </table:table-row>
        <table:table-row table:style-name="ro25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09:15:13.505791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5T16:19:27.341896664</dc:date>
    <meta:generator>LibreOffice/6.0.7.3$Linux_X86_64 LibreOffice_project/00m0$Build-3</meta:generator>
    <meta:editing-duration>P6DT21H42M22S</meta:editing-duration>
    <meta:editing-cycles>722</meta:editing-cycles>
    <meta:document-statistic meta:table-count="7" meta:cell-count="1317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